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standard">
      <style:graphic-properties draw:stroke="none" svg:stroke-color="#000000" draw:fill="none" draw:fill-color="#ffffff" fo:min-height="1.27cm"/>
    </style:style>
    <style:style style:name="gr6" style:family="graphic" style:parent-style-name="standard">
      <style:graphic-properties draw:stroke="none" svg:stroke-color="#000000" draw:fill="none" draw:fill-color="#ffffff" fo:min-height="1.905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color="#ff0000" fo:font-family="BabelSans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margin-left="0cm" fo:margin-right="0cm" fo:text-align="center" fo:text-indent="0cm"/>
      <style:text-properties fo:font-family="BabelSans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margin-left="0cm" fo:margin-right="0cm" fo:text-align="center" fo:text-indent="0cm"/>
      <style:text-properties fo:font-family="BabelSans" style:font-family-generic="swiss" style:font-pitch="variable" fo:font-size="24pt" style:font-size-asian="24pt" style:font-size-complex="24pt"/>
    </style:style>
    <style:style style:name="T1" style:family="text">
      <style:text-properties fo:color="#ff0000" fo:font-family="BabelSans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family="BabelSans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family="BabelSans" style:font-family-generic="swiss" style:font-pitch="variable"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3.335cm" svg:height="12.7cm" svg:x="6.08cm" svg:y="2.2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6.985cm" svg:height="12.7cm" svg:x="6.08cm" svg:y="2.2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3.175cm" svg:x="14.97cm" svg:y="10.52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3" draw:text-style-name="P1" draw:layer="layout" svg:width="3.81cm" svg:height="3.81cm" svg:x="7.35cm" svg:y="10.5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4" draw:text-style-name="P2" draw:layer="layout" svg:width="5.715cm" svg:height="1.27cm" svg:x="6.715cm" svg:y="8.62cm">
            <draw:text-box>
              <text:p text:style-name="P2"><text:span text:style-name="T1">Liferay Bundle</text:span></text:p>
            </draw:text-box>
          </draw:frame>
          <draw:frame draw:style-name="gr5" draw:text-style-name="P2" draw:layer="layout" svg:width="6.35cm" svg:height="1.52cm" svg:x="13.387cm" svg:y="8.584cm">
            <draw:text-box>
              <text:p text:style-name="P2"><text:span text:style-name="T1">Database Server</text:span></text:p>
            </draw:text-box>
          </draw:frame>
          <draw:custom-shape draw:style-name="gr3" draw:text-style-name="P1" draw:layer="layout" svg:width="13.335cm" svg:height="1.905cm" svg:x="6.08cm" svg:y="2.27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6.35cm" svg:height="2.199cm" svg:x="6.116cm" svg:y="2.126cm">
            <draw:text-box>
              <text:p text:style-name="P3"><text:span text:style-name="T2">App Server</text:span></text:p>
              <text:p text:style-name="P3"><text:span text:style-name="T2">Tier</text:span></text:p>
            </draw:text-box>
          </draw:frame>
          <draw:frame draw:style-name="gr6" draw:text-style-name="P4" draw:layer="layout" svg:width="5.08cm" svg:height="2.181cm" svg:x="13.7cm" svg:y="2.127cm">
            <draw:text-box>
              <text:p text:style-name="P4"><text:span text:style-name="T3">DB Server</text:span></text:p>
              <text:p text:style-name="P4"><text:span text:style-name="T3">Tier</text:span></text:p>
            </draw:text-box>
          </draw:frame>
          <draw:line draw:style-name="gr7" draw:text-style-name="P1" draw:layer="layout" svg:x1="11.16cm" svg:y1="11.795cm" svg:x2="14.97cm" svg:y2="11.79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Rich Sezov</meta:initial-creator>
    <meta:creation-date>2008-05-02T13:31:19</meta:creation-date>
    <dc:creator>Rich Sezov</dc:creator>
    <dc:date>2008-05-02T16:20:16</dc:date>
    <meta:editing-cycles>2</meta:editing-cycles>
    <meta:editing-duration>PT2H33M47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